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P1" style:family="paragraph" style:parent-style-name="Standard">
      <style:text-properties officeooo:rsid="000b3f32" officeooo:paragraph-rsid="000b3f32"/>
    </style:style>
    <style:style style:name="P2" style:family="paragraph" style:parent-style-name="Standard">
      <style:text-properties officeooo:rsid="000c9cd1" officeooo:paragraph-rsid="000c9cd1"/>
    </style:style>
    <style:style style:name="P3" style:family="paragraph" style:parent-style-name="Text_20_body">
      <style:text-properties officeooo:rsid="000d02d0" officeooo:paragraph-rsid="000d02d0"/>
    </style:style>
    <style:style style:name="P4" style:family="paragraph" style:parent-style-name="Text_20_body">
      <style:text-properties officeooo:rsid="000e402d" officeooo:paragraph-rsid="000e402d"/>
    </style:style>
    <style:style style:name="P5" style:family="paragraph" style:parent-style-name="Text_20_body">
      <style:text-properties officeooo:rsid="000edab2" officeooo:paragraph-rsid="000edab2"/>
    </style:style>
    <style:style style:name="P6" style:family="paragraph" style:parent-style-name="Standard">
      <style:text-properties officeooo:rsid="000b3f32" officeooo:paragraph-rsid="000b3f32"/>
    </style:style>
    <style:style style:name="P7" style:family="paragraph" style:parent-style-name="Standard">
      <style:text-properties officeooo:rsid="00142dcb" officeooo:paragraph-rsid="00142dcb"/>
    </style:style>
    <style:style style:name="P8" style:family="paragraph" style:parent-style-name="Standard">
      <style:text-properties officeooo:rsid="0015f2d8" officeooo:paragraph-rsid="0015f2d8"/>
    </style:style>
    <style:style style:name="P9" style:family="paragraph" style:parent-style-name="Text_20_body" style:list-style-name="L1">
      <style:text-properties officeooo:rsid="000edab2" officeooo:paragraph-rsid="000edab2"/>
    </style:style>
    <style:style style:name="P10" style:family="paragraph" style:parent-style-name="Text_20_body" style:list-style-name="L1">
      <style:text-properties officeooo:rsid="000edab2" officeooo:paragraph-rsid="00119fb9"/>
    </style:style>
    <style:style style:name="P11" style:family="paragraph" style:parent-style-name="Text_20_body" style:list-style-name="L1">
      <style:text-properties officeooo:rsid="000edab2" officeooo:paragraph-rsid="0011e8ea"/>
    </style:style>
    <style:style style:name="P12" style:family="paragraph" style:parent-style-name="Heading_20_1">
      <style:paragraph-properties fo:text-align="center" style:justify-single-word="false"/>
      <style:text-properties fo:font-size="26pt" style:font-size-asian="26pt" style:font-size-complex="26pt"/>
    </style:style>
    <style:style style:name="P13" style:family="paragraph" style:parent-style-name="Heading_20_2">
      <style:text-properties officeooo:rsid="000e402d" officeooo:paragraph-rsid="000e402d"/>
    </style:style>
    <style:style style:name="T1" style:family="text">
      <style:text-properties officeooo:rsid="000edab2"/>
    </style:style>
    <style:style style:name="T2" style:family="text">
      <style:text-properties officeooo:rsid="0012b85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FILMFINDER</text:h>
      <text:h text:style-name="Heading_20_2" text:outline-level="2">Introduction </text:h>
      <text:p text:style-name="P2">Ce programme nommé FilmFinder permet de conseiller une liste de film par une base de donnée au format texte ou JSON en fonction des films que nous avons déjà vu. </text:p>
      <text:h text:style-name="P13" text:outline-level="2">Dépendances logicielles</text:h>
      <text:p text:style-name="P4">Pour faire tourner ce programme la dernière version de la machine virtuelle java (1.8) est suffisante. Au niveau des performances graphiques et matérielles, nous n'avons plus tester que sur des machines relativement récentes de type UNIX. Nous garantissons donc le fonctionnement pour Fedora 21 et Mac OSX 10. <text:s/></text:p>
      <text:h text:style-name="Heading_20_2" text:outline-level="2">Utilisation du programme :</text:h>
      <text:p text:style-name="P3">Ce programme a été conçut de manière modulable grâce à l'utilisation de la programmation orienté objet en java. <text:span text:style-name="T1">Ainsi, il propose deux interfaces distinctes : le mode console et le mode graphique. </text:span></text:p>
      <text:h text:style-name="Heading_20_3" text:outline-level="3">Mode console :</text:h>
      <text:p text:style-name="P5">Le mode console fonctionne : il interprète la commande, l'analyse, renvoi une erreur si besoin et traite la requête. Cependant, les options d'utilisation sont nombreuses et plus ou moins complexes. Voici la liste des options : </text:p>
      <text:list xml:id="list4380251590414184778" text:style-name="L1">
        <text:list-item>
          <text:p text:style-name="P9"><text:s/>--casting-weight=[nombre] ou -gw=[nombre] permet d'affecter un poids(assimilé à l'importance) <text:s/>au <text:s/>casting pour l'éxécution de l'algorithme. Par défaut, la valeur est 1.</text:p>
        </text:list-item>
        <text:list-item>
          <text:p text:style-name="P9">--director-weight=[nombre] ou -dw=[nombre] permet d'affecter un poids pour définir l'importance des réalisateurs dans l'algorithme. Par défaut, sa valeur est 1.</text:p>
        </text:list-item>
        <text:list-item>
          <text:p text:style-name="P9">--type=[NONE|SERIES|FILMS] ou -t=[NONE|SERIES|FILMS] permet de choisir le type des médias pour la sortie de l'algorithme. Par défaut la valeur est NONE. </text:p>
        </text:list-item>
        <text:list-item>
          <text:p text:style-name="P9"><text:s/>--duration-weight=[nombre] ou -durw=[weight] permet d'activer un filtre sur la durée des éléments de sorties. (A l'usage, cette option n'est pas réellement pertinente et à été supprimée dans l'interface graphique.) </text:p>
        </text:list-item>
        <text:list-item>
          <text:p text:style-name="P9">--duration-shift=[nombre] or -durs=[nombre] permet d'établir une marge de tolérance en minute pour le filtre de durée. </text:p>
        </text:list-item>
        <text:list-item>
          <text:p text:style-name="P9">--file [chemin] ou -f [chemin] pour indiquer le chemin de la base de donnée (au format JSON ou TXT)</text:p>
        </text:list-item>
        <text:list-item>
          <text:p text:style-name="P10">--gender-weight=[nombre] ou -gw=[nombre] permet d'affecter un coefficient d'importance au <text:s/>genre des médias pour la recherche. Par défaut, sa valeur est 1. </text:p>
        </text:list-item>
        <text:list-item>
          <text:p text:style-name="P11">--graphic ou -g pour exécuter l'interface graphique</text:p>
        </text:list-item>
        <text:list-item>
          <text:p text:style-name="P11">--help pour afficher l'aide</text:p>
        </text:list-item>
        <text:list-item>
          <text:p text:style-name="P11"><text:soft-page-break/>--seen [Titre du film] ou -s [Titre du film] pour indiquer que l'on a vu ce film</text:p>
        </text:list-item>
        <text:list-item>
          <text:p text:style-name="P11">--json [fichier] pour activer la sortie au format JSON. </text:p>
        </text:list-item>
        <text:list-item>
          <text:p text:style-name="P11">-nb=[nombre] ou --number-of-recommendation=[nombre] pour donner le nombre de résultats souhaité. Par défaut, le nombre de résultat est 10.</text:p>
        </text:list-item>
      </text:list>
      <text:h text:style-name="Heading_20_3" text:outline-level="3">Mode graphique :</text:h>
      <text:p text:style-name="P1">Diagramme de classe,</text:p>
      <text:p text:style-name="P1">commentaire organisation du code.</text:p>
      <text:p text:style-name="P1">Justifier les structures de données</text:p>
      <text:p text:style-name="P1">présenter l'algorithme </text:p>
      <text:p text:style-name="P1">Difficultés rencontrées. </text:p>
      <text:p text:style-name="P1">Tirer la doc du code</text:p>
      <text:p text:style-name="P1"><text:line-break/><text:span text:style-name="T2">Amélioration possibles :</text:span></text:p>
      <text:p text:style-name="P7">JSON parser « proprement »</text:p>
      <text:p text:style-name="P7">data smart =&gt; algo interface + …</text:p>
      <text:p text:style-name="P8">récupération des infos directement sur IMDB</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8T19:33:40.212730693</meta:creation-date>
    <dc:date>2015-05-19T07:59:28.056496210</dc:date>
    <meta:editing-duration>PT27M53S</meta:editing-duration>
    <meta:editing-cycles>14</meta:editing-cycles>
    <meta:generator>LibreOffice/4.3.7.2$Linux_X86_64 LibreOffice_project/430$Build-2</meta:generator>
    <meta:document-statistic meta:table-count="0" meta:image-count="0" meta:object-count="0" meta:page-count="2" meta:paragraph-count="32" meta:word-count="428" meta:character-count="2718" meta:non-whitespace-character-count="2327"/>
  </office:meta>
</office:document-meta>
</file>